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7.075cm"/>
    </style:style>
    <style:style style:name="co3" style:family="table-column">
      <style:table-column-properties fo:break-before="auto" style:column-width="9.267cm"/>
    </style:style>
    <style:style style:name="co4" style:family="table-column">
      <style:table-column-properties fo:break-before="auto" style:column-width="12.125cm"/>
    </style:style>
    <style:style style:name="co5" style:family="table-column">
      <style:table-column-properties fo:break-before="auto" style:column-width="6.853cm"/>
    </style:style>
    <style:style style:name="co6" style:family="table-column">
      <style:table-column-properties fo:break-before="auto" style:column-width="2.484cm"/>
    </style:style>
    <style:style style:name="co7" style:family="table-column">
      <style:table-column-properties fo:break-before="auto" style:column-width="2.65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1" table:default-cell-style-name="Excel_20_Built-in_20_Normal"/>
        <table:table-column table:style-name="co6" table:number-columns-repeated="20" table:default-cell-style-name="Excel_20_Built-in_20_Normal"/>
        <table:table-column table:style-name="co7" table:number-columns-repeated="998" table:default-cell-style-name="Excel_20_Built-in_20_Normal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SEO</text:p>
          </table:table-cell>
          <table:table-cell office:value-type="string">
            <text:p>sémantique html</text:p>
          </table:table-cell>
          <table:table-cell office:value-type="string">
            <text:p>pas de balise header/footer</text:p>
          </table:table-cell>
          <table:table-cell office:value-type="string">
            <text:p>header-&gt;body(section)-&gt;footer</text:p>
          </table:table-cell>
          <table:table-cell table:style-name="ce3" office:value-type="string">
            <text:p>refaire une partie de la semantiqu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pas de balise meta « robot »</text:p>
          </table:table-cell>
          <table:table-cell/>
          <table:table-cell office:value-type="string">
            <text:p>&lt;code&gt;&lt;meta name="robots" content="index, follow"&gt;&lt;/code&gt;</text:p>
          </table:table-cell>
          <table:table-cell table:style-name="ce3" office:value-type="string">
            <text:p>la mettre</text:p>
          </table:table-cell>
          <table:table-cell office:value-type="string">
            <text:p><text:a xlink:href="https://openclassrooms.com/fr/courses/5922626-optimisez-le-referencement-de-votre-site-seo-en-ameliorant-ses-performances-techniques/6055216-ameliorez-votre-crawlabilite-pour-une-meilleure-indexation">https://openclassrooms.com/fr/courses/5922626-optimisez-le-referencement-de-votre-site-seo-en-ameliorant-ses-performances-techniques/6055216-ameliorez-votre-crawlabilite-pour-une-meilleure-indexation</text:a>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as de balise canonique</text:p>
          </table:table-cell>
          <table:table-cell office:value-type="string">
            <text:p>google ne sait pas quel page indexer en priorité</text:p>
          </table:table-cell>
          <table:table-cell office:value-type="string">
            <text:p>&lt;link rel="canonical" href="https://monsite.com/page" /&gt;</text:p>
          </table:table-cell>
          <table:table-cell table:style-name="ce3"/>
          <table:table-cell office:value-type="string">
            <text:p><text:a xlink:href="https://openclassrooms.com/fr/courses/5922626-optimisez-le-referencement-de-votre-site-seo-en-ameliorant-ses-performances-techniques/6055216-ameliorez-votre-crawlabilite-pour-une-meilleure-indexation">https://openclassrooms.com/fr/courses/5922626-optimisez-le-referencement-de-votre-site-seo-en-ameliorant-ses-performances-techniques/6055216-ameliorez-votre-crawlabilite-pour-une-meilleure-indexation</text:a>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minifier les fichiers js</text:p>
          </table:table-cell>
          <table:table-cell office:value-type="string">
            <text:p>ils occupent un gros volume de données</text:p>
          </table:table-cell>
          <table:table-cell office:value-type="string">
            <text:p>les minifier afin de reduire leur poids</text:p>
          </table:table-cell>
          <table:table-cell table:style-name="ce3" office:value-type="string">
            <text:p>utiliser minifier.org par ex</text:p>
          </table:table-cell>
          <table:table-cell office:value-type="string">
            <text:p><text:a xlink:href="https://openclassrooms.com/fr/courses/5922626-optimisez-le-referencement-de-votre-site-seo-en-ameliorant-ses-performances-techniques/6055231-allegez-les-pages-de-votre-site">https://openclassrooms.com/fr/courses/5922626-optimisez-le-referencement-de-votre-site-seo-en-ameliorant-ses-performances-techniques/6055231-allegez-les-pages-de-votre-site</text:a>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compressez le site</text:p>
          </table:table-cell>
          <table:table-cell office:value-type="string">
            <text:p>en compressant on peut économiser sur la bande passante</text:p>
          </table:table-cell>
          <table:table-cell office:value-type="string">
            <text:p>le faire</text:p>
          </table:table-cell>
          <table:table-cell table:style-name="ce3" office:value-type="string">
            <text:p>utiliser gzip</text:p>
          </table:table-cell>
          <table:table-cell office:value-type="string">
            <text:p><text:a xlink:href="https://openclassrooms.com/fr/courses/5922626-optimisez-le-referencement-de-votre-site-seo-en-ameliorant-ses-performances-techniques/6055231-allegez-les-pages-de-votre-site">https://openclassrooms.com/fr/courses/5922626-optimisez-le-referencement-de-votre-site-seo-en-ameliorant-ses-performances-techniques/6055231-allegez-les-pages-de-votre-site</text:a>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cache serveur</text:p>
          </table:table-cell>
          <table:table-cell office:value-type="string">
            <text:p>le cache permet « d'enregistrer » les données du site pendant une certaine durée afin d’éviter <text:s/>au visiteur de les recharger à chaque fois </text:p>
          </table:table-cell>
          <table:table-cell office:value-type="string">
            <text:p>le mettre en place dans le fichier .htaccess</text:p>
          </table:table-cell>
          <table:table-cell table:style-name="ce3" office:value-type="string">
            <text:p>le faire</text:p>
          </table:table-cell>
          <table:table-cell office:value-type="string">
            <text:p><text:a xlink:href="https://fr.ryte.com/magazine/utiliser-mise-cache-navigateur-accelerer-site-web#:~:text=Si%20vous%20voulez%20activer%20la,vous%20accédez%20à%20la%20page">https://fr.ryte.com/magazine/utiliser-mise-cache-navigateur-accelerer-site-web#:~:text=Si%20vous%20voulez%20activer%20la,vous%20acc%C3%A9dez%20%C3%A0%20la%20page</text:a>.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oids des images</text:p>
          </table:table-cell>
          <table:table-cell office:value-type="string">
            <text:p>les images prennent beaucoup de volumes </text:p>
          </table:table-cell>
          <table:table-cell office:value-type="string">
            <text:p><text:s/>les compresser</text:p>
          </table:table-cell>
          <table:table-cell table:style-name="ce3" office:value-type="string">
            <text:p>le faire</text:p>
          </table:table-cell>
          <table:table-cell office:value-type="string">
            <text:p><text:a xlink:href="https://compressor.io/">https://compressor.io/</text:a>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format image</text:p>
          </table:table-cell>
          <table:table-cell office:value-type="string">
            <text:p>certain format sont plus adapté à un type d'image que d'autre et certain format comme bmp ne sont pas adapté au web</text:p>
          </table:table-cell>
          <table:table-cell office:value-type="string">
            <text:p><text:s/>appliquer les bons formats au bon type d'image</text:p>
          </table:table-cell>
          <table:table-cell table:style-name="ce3" office:value-type="string">
            <text:p>le fair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balise title</text:p>
          </table:table-cell>
          <table:table-cell office:value-type="string">
            <text:p>permet au google boot un meilleur référencement</text:p>
          </table:table-cell>
          <table:table-cell office:value-type="string">
            <text:p><text:s/>la mettre avec le titre le plus descripteur possible</text:p>
          </table:table-cell>
          <table:table-cell table:style-name="ce3" office:value-type="string">
            <text:p>la mettr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balise meta description</text:p>
          </table:table-cell>
          <table:table-cell office:value-type="string">
            <text:p>elles sont vides</text:p>
          </table:table-cell>
          <table:table-cell office:value-type="string">
            <text:p>les remplir avec les mots les plus approprié pour parler du contenu du site</text:p>
          </table:table-cell>
          <table:table-cell table:style-name="ce3" office:value-type="string">
            <text:p>les rempli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upprimer les div class « keyword »</text:p>
          </table:table-cell>
          <table:table-cell/>
          <table:table-cell office:value-type="string">
            <text:p>ne pas les mettre</text:p>
          </table:table-cell>
          <table:table-cell table:style-name="ce3" office:value-type="string">
            <text:p>les enleve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upprimer les liens inutiles</text:p>
          </table:table-cell>
          <table:table-cell office:value-type="string">
            <text:p>les lien n’ont pas de rapport avec le site</text:p>
          </table:table-cell>
          <table:table-cell office:value-type="string">
            <text:p>mettre seulement des lien en rapport avec le site ou qui ont été fait par la chouette agence</text:p>
          </table:table-cell>
          <table:table-cell table:style-name="ce3" office:value-type="string">
            <text:p>les enleve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mplacer l'image par des balise &lt;p&gt;</text:p>
          </table:table-cell>
          <table:table-cell office:value-type="string">
            <text:p>une image qui ne contient que du texte cela prend trop de mémoire inutilement</text:p>
          </table:table-cell>
          <table:table-cell office:value-type="string">
            <text:p><text:s/>ne pas mettre du texte en image</text:p>
          </table:table-cell>
          <table:table-cell table:style-name="ce3" office:value-type="string">
            <text:p>tranformer l'image en balise texte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office:value-type="string">
            <text:p>accessibilité</text:p>
          </table:table-cell>
          <table:table-cell office:value-type="string">
            <text:p>contraste</text:p>
          </table:table-cell>
          <table:table-cell office:value-type="string">
            <text:p>le contraste entre le blanc et l'orange clair et trop petit ce qui rend difficilement lisible le texte</text:p>
          </table:table-cell>
          <table:table-cell office:value-type="string">
            <text:p>mettre des couleurs avec un plus fort contraste par exemple du texte sombre sur un fond clair ou l'inverse</text:p>
          </table:table-cell>
          <table:table-cell office:value-type="string">
            <text:p>changer la couleur du text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lien vide</text:p>
          </table:table-cell>
          <table:table-cell office:value-type="string">
            <text:p>liens vide donc inutile</text:p>
          </table:table-cell>
          <table:table-cell office:value-type="string">
            <text:p>les remplir ou les enlever</text:p>
          </table:table-cell>
          <table:table-cell office:value-type="string">
            <text:p>les remplir</text:p>
          </table:table-cell>
          <table:table-cell table:number-columns-repeated="1019"/>
        </table:table-row>
        <table:table-row table:style-name="ro1" table:number-rows-repeated="983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28">28/07/2021</text:date>, <text:time>15:02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7-28T15:02:42.21</dc:date>
    <dc:creator>Brayan Jarry</dc:creator>
    <meta:generator>OpenOffice/4.1.10$Win32 OpenOffice.org_project/4110m2$Build-9807</meta:generator>
    <meta:editing-duration>PT59M48S</meta:editing-duration>
    <meta:editing-cycles>3</meta:editing-cycles>
    <meta:document-statistic meta:table-count="1" meta:cell-count="71" meta:object-count="0"/>
  </office:meta>
</office:document-meta>
</file>